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/>
    </style:style>
    <style:style style:name="Tabla1.A" style:family="table-column">
      <style:table-column-properties style:column-width="14.351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 table:number-columns-repeated="2"/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8:52:04.303249698</meta:creation-date>
    <dc:date>2025-04-21T06:59:27.209000000</dc:date>
    <meta:editing-duration>PT1H10M8S</meta:editing-duration>
    <meta:editing-cycles>3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